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Control Stop</text:p>
          </table:table-cell>
          <table:table-cell table:style-name="ce1" office:value-type="string" calcext:value-type="string">
            <text:p>Open</text:p>
          </table:table-cell>
          <table:table-cell table:style-name="ce1" office:value-type="string" calcext:value-type="string">
            <text:p>Clos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Katherine</text:p>
          </table:table-cell>
          <table:table-cell table:style-name="ce2" office:value-type="date" office:date-value="2019-10-13T12:00:00" calcext:value-type="date">
            <text:p>13/10/19 12:00</text:p>
          </table:table-cell>
          <table:table-cell table:style-name="ce2" office:value-type="date" office:date-value="2019-10-13T15:30:00" calcext:value-type="date">
            <text:p>13/10/19 15: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ly Waters</text:p>
          </table:table-cell>
          <table:table-cell table:style-name="ce2" office:value-type="date" office:date-value="2019-10-13T15:00:00" calcext:value-type="date">
            <text:p>13/10/19 15:00</text:p>
          </table:table-cell>
          <table:table-cell table:style-name="ce2" office:value-type="date" office:date-value="2019-10-14T14:00:00" calcext:value-type="date">
            <text:p>14/10/19 14: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nnant Creek</text:p>
          </table:table-cell>
          <table:table-cell table:style-name="ce2" office:value-type="date" office:date-value="2019-10-14T11:00:00" calcext:value-type="date">
            <text:p>14/10/19 11:00</text:p>
          </table:table-cell>
          <table:table-cell table:style-name="ce2" office:value-type="date" office:date-value="2019-10-15T12:00:00" calcext:value-type="date">
            <text:p>15/10/19 12: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row Creek</text:p>
          </table:table-cell>
          <table:table-cell table:style-name="ce2" office:value-type="date" office:date-value="2019-10-14T14:00:00" calcext:value-type="date">
            <text:p>14/10/19 14:00</text:p>
          </table:table-cell>
          <table:table-cell table:style-name="ce2" office:value-type="date" office:date-value="2019-10-15T16:00:00" calcext:value-type="date">
            <text:p>15/10/19 16: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ice Springs</text:p>
          </table:table-cell>
          <table:table-cell table:style-name="ce2" office:value-type="date" office:date-value="2019-10-15T09:00:00" calcext:value-type="date">
            <text:p>15/10/19 09:00</text:p>
          </table:table-cell>
          <table:table-cell table:style-name="ce2" office:value-type="date" office:date-value="2019-10-16T12:00:00" calcext:value-type="date">
            <text:p>16/10/19 12: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ulgera</text:p>
          </table:table-cell>
          <table:table-cell table:style-name="ce2" office:value-type="date" office:date-value="2019-10-15T12:00:00" calcext:value-type="date">
            <text:p>15/10/19 12:00</text:p>
          </table:table-cell>
          <table:table-cell table:style-name="ce2" office:value-type="date" office:date-value="2019-10-16T17:00:00" calcext:value-type="date">
            <text:p>16/10/19 17: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ber Pedy</text:p>
          </table:table-cell>
          <table:table-cell table:style-name="ce2" office:value-type="date" office:date-value="2019-10-16T08:00:00" calcext:value-type="date">
            <text:p>16/10/19 08:00</text:p>
          </table:table-cell>
          <table:table-cell table:style-name="ce2" office:value-type="date" office:date-value="2019-10-17T15:30:00" calcext:value-type="date">
            <text:p>17/10/19 15: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ndambo</text:p>
          </table:table-cell>
          <table:table-cell table:style-name="ce2" office:value-type="date" office:date-value="2019-10-16T12:00:00" calcext:value-type="date">
            <text:p>16/10/19 12:00</text:p>
          </table:table-cell>
          <table:table-cell table:style-name="ce2" office:value-type="date" office:date-value="2019-10-18T11:00:00" calcext:value-type="date">
            <text:p>18/10/19 11: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t Augusta</text:p>
          </table:table-cell>
          <table:table-cell table:style-name="ce2" office:value-type="date" office:date-value="2019-10-16T14:00:00" calcext:value-type="date">
            <text:p>16/10/19 14:00</text:p>
          </table:table-cell>
          <table:table-cell table:style-name="ce2" office:value-type="date" office:date-value="2019-10-18T16:00:00" calcext:value-type="date">
            <text:p>18/10/19 16:00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1T00:19:41.964000000</meta:creation-date>
    <dc:date>2019-10-11T08:04:57.335000000</dc:date>
    <meta:editing-duration>PT7H45M14S</meta:editing-duration>
    <meta:editing-cycles>6</meta:editing-cycles>
    <meta:generator>LibreOffice/6.3.0.4$Windows_X86_64 LibreOffice_project/057fc023c990d676a43019934386b85b21a9ee99</meta:generator>
    <meta:document-statistic meta:table-count="1" meta:cell-count="30" meta:object-count="0"/>
  </office:meta>
</office:document-meta>
</file>